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Book Antiqua&quot;" svg:font-family="&quot;&quot;Book Antiqua&quot;&quot;"/>
    <style:font-face style:name="Calibri" svg:font-family="Calibri"/>
    <style:font-face style:name="&quot;Courier New&quot;" svg:font-family="&quot;&quot;Courier New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CCCC"/>
    </style:style>
    <style:style style:name="ce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CCC"/>
    </style:style>
    <style:style style:name="ce8" style:family="table-cell" style:parent-style-name="Default" style:data-style-name="N0">
      <style:table-cell-properties style:vertical-align="automatic" fo:background-color="#EFEFEF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666666"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6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1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CCCCCC"/>
      <style:text-properties style:font-name="&quot;Book Antiqua&quot;" style:font-name-asian="&quot;Book Antiqua&quot;" style:font-name-complex="&quot;Book Antiqua&quot;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color="#666666"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FEFEF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vertical-align="automatic" fo:background-color="#FFFFFF"/>
      <style:text-properties fo:color="#666666" style:font-name="Calibri" style:font-name-asian="Calibri" style:font-name-complex="Calibri"/>
    </style:style>
    <style:style style:name="ce27" style:family="table-cell" style:parent-style-name="Default" style:data-style-name="N0">
      <style:table-cell-properties style:vertical-align="automatic" fo:background-color="#EFEFEF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666666"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color="#666666"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9D9D9"/>
      <style:text-properties style:font-name="&quot;Book Antiqua&quot;" style:font-name-asian="&quot;Book Antiqua&quot;" style:font-name-complex="&quot;Book Antiqua&quot;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&quot;Courier New&quot;" style:font-name-asian="&quot;Courier New&quot;" style:font-name-complex="&quot;Courier New&quot;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9">
            <text:p>Critério</text:p>
          </table:table-cell>
          <table:covered-table-cell table:number-columns-repeated="2"/>
          <table:table-cell office:value-type="string" table:number-columns-spanned="1" table:number-rows-spanned="2" table:style-name="ce20">
            <text:p>Nota item</text:p>
          </table:table-cell>
          <table:table-cell table:style-name="ce2"/>
          <table:table-cell office:value-type="string" table:style-name="ce3">
            <text:p>Critério das notas</text:p>
          </table:table-cell>
          <table:table-cell table:number-columns-repeated="16377"/>
        </table:table-row>
        <table:table-row table:style-name="ro3">
          <table:table-cell/>
          <table:covered-table-cell/>
          <table:covered-table-cell table:number-columns-repeated="2"/>
          <table:covered-table-cell/>
          <table:table-cell table:style-name="ce2"/>
          <table:table-cell office:value-type="string" table:style-name="ce2">
            <text:p>Item ausente: 0</text:p>
          </table:table-cell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1">
            <text:p>A) Legibilidade, organização e documentação de código fonte</text:p>
          </table:table-cell>
          <table:covered-table-cell table:number-columns-repeated="2"/>
          <table:table-cell table:style-name="ce4"/>
          <table:table-cell table:style-name="ce2"/>
          <table:table-cell office:value-type="string" table:style-name="ce2">
            <text:p>Item feito parcialmente: 5</text:p>
          </table:table-cell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2">
            <text:p>Organização e documentação (comentários) do código fonte</text:p>
          </table:table-cell>
          <table:covered-table-cell table:number-columns-repeated="2"/>
          <table:table-cell office:value-type="float" office:value="7" table:style-name="ce5">
            <text:p>7</text:p>
          </table:table-cell>
          <table:table-cell table:style-name="ce2"/>
          <table:table-cell office:value-type="string" table:style-name="ce2">
            <text:p>Item completo: 10</text:p>
          </table:table-cell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3">
            <text:p>Subtotal A</text:p>
          </table:table-cell>
          <table:covered-table-cell table:number-columns-repeated="2"/>
          <table:table-cell office:value-type="float" office:value="7" table:formula="of:=[.E6]" table:style-name="ce6">
            <text:p>7,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1">
            <text:p>B) Funcionalidades</text:p>
          </table:table-cell>
          <table:covered-table-cell table:number-columns-repeated="2"/>
          <table:table-cell table:style-name="ce7"/>
          <table:table-cell table:style-name="ce2"/>
          <table:table-cell office:value-type="string" table:number-columns-spanned="1" table:number-rows-spanned="2" table:style-name="ce24">
            <text:p>Editar notas em vermelho</text:p>
          </table:table-cell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5">
            <text:p>A1 - Se não estiver logado (assim que entra no sistema)</text:p>
          </table:table-cell>
          <table:covered-table-cell table:number-columns-repeated="2"/>
          <table:table-cell table:style-name="ce8"/>
          <table:table-cell table:style-name="ce2"/>
          <table:covered-table-cell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A1.1 Sair do sistema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A1.2 Criar usuário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A1.3 Entrar no sistema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7">
            <text:p>A2 - Interações básicas com Servidores (Se estiver logado)</text:p>
          </table:table-cell>
          <table:covered-table-cell table:number-columns-repeated="2"/>
          <table:table-cell table:style-name="ce8"/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1 - Desconectar do Concordo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2 - Criar servidores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style-name="ce2"/>
          <table:table-cell table:style-name="ce11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3 - Mudar a descrição do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4 - Setar código de convite para o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5 - Listar servidores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6 - Remover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7 - Entrar em um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8 - Sair do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A2.9 - Listar pessoas no servidor</text:p>
            <text:p/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7">
            <text:p>B1 - Gestão de canais</text:p>
          </table:table-cell>
          <table:covered-table-cell table:number-columns-repeated="2"/>
          <table:table-cell table:style-name="ce8"/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B1.1 - Listar canais do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B1.2 - Criar um canal no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B1.3 - Entrar em um canal do servidor</text:p>
          </table:table-cell>
          <table:table-cell table:number-columns-repeated="2" table:style-name="ce9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<text:s text:c="10"/>-&gt; tratamento de erros</text:p>
          </table:table-cell>
          <table:covered-table-cell table:number-columns-repeated="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B1.4 - Sair do canal</text:p>
          </table:table-cell>
          <table:table-cell table:number-columns-repeated="2" table:style-name="ce12"/>
          <table:table-cell office:value-type="float" office:value="10" table:style-name="ce10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7">
            <text:p>B2 - Gestão de mensagens</text:p>
          </table:table-cell>
          <table:covered-table-cell table:number-columns-repeated="2"/>
          <table:table-cell table:style-name="ce8"/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B2.1 - Enviar mensagem para o canal</text:p>
          </table:table-cell>
          <table:table-cell table:number-columns-repeated="2" table:style-name="ce9"/>
          <table:table-cell office:value-type="float" office:value="0" table:style-name="ce10">
            <text:p>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style-name="ce9">
            <text:p>B2.2 - Visualizar mensagens do canal</text:p>
          </table:table-cell>
          <table:table-cell table:number-columns-repeated="2" table:style-name="ce9"/>
          <table:table-cell office:value-type="float" office:value="0" table:style-name="ce10">
            <text:p>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3">
            <text:p>Subtotal B</text:p>
          </table:table-cell>
          <table:covered-table-cell table:number-columns-repeated="2"/>
          <table:table-cell office:value-type="float" office:value="9.2857142857142865" table:formula="of:=AVERAGE([.E10:.E14];[.E16:.E30];[.E32:.E37];[.E39:.E40])" table:style-name="ce13">
            <text:p>9,3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1">
            <text:p>C) Modularização (arquivos de corpo e cabeçalho; funções e métodos)</text:p>
          </table:table-cell>
          <table:covered-table-cell table:number-columns-repeated="2"/>
          <table:table-cell office:value-type="float" office:value="10" table:style-name="ce14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1">
            <text:p>D) Uso de funções e estruturas da STL</text:p>
          </table:table-cell>
          <table:covered-table-cell table:number-columns-repeated="2"/>
          <table:table-cell office:value-type="float" office:value="10" table:style-name="ce14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1">
            <text:p>E) Arquivo README conforme especificado no enunciado</text:p>
          </table:table-cell>
          <table:covered-table-cell table:number-columns-repeated="2"/>
          <table:table-cell office:value-type="float" office:value="10" table:style-name="ce14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8">
            <text:p>E1.1 - Como compilar o projeto</text:p>
          </table:table-cell>
          <table:covered-table-cell table:number-columns-repeated="2"/>
          <table:table-cell office:value-type="float" office:value="10" table:style-name="ce15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E1.2 - Como executar o projeto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6">
            <text:p>E1.3 - Como executar o conjunto dos testes planejados por você (ou grupo)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9">
            <text:p>E1.4 - Limitações ou funcionalidades não implementadas no programa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23">
            <text:p>Subtotal E</text:p>
          </table:table-cell>
          <table:covered-table-cell table:number-columns-repeated="2"/>
          <table:table-cell office:value-type="float" office:value="10" table:formula="of:=AVERAGE([.E45:.E48])" table:style-name="ce17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/>
          <table:table-cell office:value-type="string" table:number-columns-spanned="3" table:number-rows-spanned="1" table:style-name="ce30">
            <text:p>F) Compilação sem erros e warnings</text:p>
          </table:table-cell>
          <table:covered-table-cell table:number-columns-repeated="2"/>
          <table:table-cell office:value-type="float" office:value="10" table:style-name="ce18">
            <text:p>10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2" table:style-name="ce31">
            <text:p>NOTA</text:p>
          </table:table-cell>
          <table:covered-table-cell table:number-columns-repeated="2"/>
          <table:table-cell office:value-type="float" office:value="8.678571428571427" table:formula="of:=(([.E7]+[.E42]+[.E44])*(1/3)*([.E41]+[.E43])*0.5*[.E50]/100)" table:number-columns-spanned="1" table:number-rows-spanned="2" table:style-name="ce32">
            <text:p>8,7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/>
          <table:covered-table-cell/>
          <table:covered-table-cell table:number-columns-repeated="2"/>
          <table:covered-table-cell/>
          <table:table-cell table:number-columns-repeated="2" table:style-name="ce2"/>
          <table:table-cell table:number-columns-repeated="16377"/>
        </table:table-row>
        <table:table-row table:style-name="ro3">
          <table:table-cell/>
          <table:table-cell office:value-type="string" table:number-columns-spanned="4" table:number-rows-spanned="1" table:style-name="ce33">
            <text:p>Nota final: [0.33*(A+C+E)*0.5*(B+D)*F]/100</text:p>
          </table:table-cell>
          <table:covered-table-cell table:number-columns-repeated="3"/>
          <table:table-cell table:number-columns-repeated="2" table:style-name="ce2"/>
          <table:table-cell table:number-columns-repeated="16377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Book Antiqua&quot;" svg:font-family="&quot;&quot;Book Antiqua&quot;&quot;"/>
    <style:font-face style:name="Calibri" svg:font-family="Calibri"/>
    <style:font-face style:name="&quot;Courier New&quot;" svg:font-family="&quot;&quot;Courier New&quot;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creator>Thayrone Kaio</dc:creator>
    <dc:date>2021-08-08T23:12:17Z</dc:date>
  </office:meta>
</office:document-meta>
</file>